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eet_wid</text:p>
          </table:table-cell>
          <table:table-cell office:value-type="string" calcext:value-type="string">
            <text:p>sidewalk_wid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build_ident</text:p>
          </table:table-cell>
          <table:table-cell office:value-type="string" calcext:value-type="string">
            <text:p>trees</text:p>
          </table:table-cell>
        </table:table-row>
        <table:table-row table:style-name="ro2">
          <table:table-cell table:style-name="ce1" office:value-type="string" calcext:value-type="string">
            <text:p>https://contribua.org/bairros/norte/centro/R._Maciel_Pinheiro_248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contribua.org/bairros/norte/centro/R._Manoel_Pereira_de_Araújo" xlink:type="simple">https://contribua.org/bairros/norte/centro/R._Manoel_Pereira_de_Araújo</text:a>_37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03.jp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13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03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03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2.jpg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70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2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93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2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5.jp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315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2.jpg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31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93.jp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18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112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03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03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13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70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13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27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2.jpg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9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180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2.jp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90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135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31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03.jpg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31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0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03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03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2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03.jp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03.jpg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11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135.jpg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7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2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ttps://contribua.org/bairros/norte/centro/Av._Mal._Floriano_Peixoto_445_22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45_29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93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8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60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6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91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91_293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13_293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26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26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2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2_20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3_29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135.jpg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225.jp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293.jpg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45.jpg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13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225.jp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22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315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13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22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293.jpg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45.jpg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135.jpg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20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22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315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135.jpg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https://contribua.org/bairros/oeste/catole/R._Cristina_Procópio_Silva_66_22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315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4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13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22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31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4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13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22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31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4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13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22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31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4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13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203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31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4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13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203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31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45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112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03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2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93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0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12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80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293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112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03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2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93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0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12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80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293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0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12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80.jpg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270.j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0:48:34.7733015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8:43.890187785</meta:creation-date>
    <dc:date>2018-04-19T11:01:11.562172941</dc:date>
    <meta:editing-duration>PT2H56M21S</meta:editing-duration>
    <meta:editing-cycles>131</meta:editing-cycles>
    <meta:generator>LibreOffice/5.1.6.2$Linux_X86_64 LibreOffice_project/10m0$Build-2</meta:generator>
    <meta:document-statistic meta:table-count="1" meta:cell-count="846" meta:object-count="0"/>
  </office:meta>
</office:document-meta>
</file>